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2" office:value-type="float"/>
          <table:table-cell office:value="0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0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3T10:30:31.854808</meta:creation-date>
    <dc:date>2024-06-03T10:30:31.859824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